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ando a reunião de fundação, aprovação do estatuto e a posse dos dirigentes ocorrem na mesma reunião, você pode consolidar estas diferentes partes em uma única ata, mas é crucial que cada seção seja claramente delineada e contenha todas as informações necessárias para cada aspecto. Vejamos como isso pode ser organizado:</text:p>
      <text:p text:style-name="Standard"/>
      <text:p text:style-name="Standard">1. **Introdução da Ata**:</text:p>
      <text:p text:style-name="Standard"><text:s text:c="3"/>- Data, hora e local da reunião.</text:p>
      <text:p text:style-name="Standard"><text:s text:c="3"/>- Nomes e qualificações dos presentes.</text:p>
      <text:p text:style-name="Standard"/>
      <text:p text:style-name="Standard">2. **Seção de Fundação**:</text:p>
      <text:p text:style-name="Standard"><text:s text:c="3"/>- Descrição da intenção de fundar a associação.</text:p>
      <text:p text:style-name="Standard"><text:s text:c="3"/>- Discussões relevantes e decisões tomadas sobre a fundação.</text:p>
      <text:p text:style-name="Standard"/>
      <text:p text:style-name="Standard">3. **Seção de Aprovação do Estatuto**:</text:p>
      <text:p text:style-name="Standard"><text:s text:c="3"/>- Discussão sobre o estatuto proposto.</text:p>
      <text:p text:style-name="Standard"><text:s text:c="3"/>- Registro da aprovação do estatuto, incluindo qualquer votação ou consenso alcançado.</text:p>
      <text:p text:style-name="Standard"/>
      <text:p text:style-name="Standard">4. **Seção de Eleição e Posse**:</text:p>
      <text:p text:style-name="Standard"><text:s text:c="3"/>- Detalhes do processo de eleição, incluindo os cargos em disputa e os métodos de votação.</text:p>
      <text:p text:style-name="Standard"><text:s text:c="3"/>- Nomes dos eleitos para cada cargo.</text:p>
      <text:p text:style-name="Standard"><text:s text:c="3"/>- Registro da posse dos eleitos.</text:p>
      <text:p text:style-name="Standard"/>
      <text:p text:style-name="Standard">5. **Conclusão da Ata**:</text:p>
      <text:p text:style-name="Standard"><text:s text:c="3"/>- Quaisquer outros assuntos discutidos.</text:p>
      <text:p text:style-name="Standard"><text:s text:c="3"/>- A declaração do encerramento da reunião.</text:p>
      <text:p text:style-name="Standard"><text:s text:c="3"/>- Assinaturas de todos os participantes no final da ata.</text:p>
      <text:p text:style-name="Standard"/>
      <text:p text:style-name="Standard">Apesar de ser uma única ata, é importante que cada seção seja clara e bem definida para evitar confusões ou ambiguidades. Isso facilita o entendimento e a validação legal do documento. Além disso, lembre-se de que todas as páginas da ata devem ser numeradas e rubricadas pelo presidente da associação, e o documento deve ser armazenado no Livro de Atas com um termo de abertura rubricado.</text:p>
      <text:p text:style-name="Standard"/>
      <text:p text:style-name="Standard"/>
      <text:p text:style-name="Standard"/>
      <text:p text:style-name="Standard">Segue um exemplo de ata que combina a fundação, a aprovação do estatuto, e a eleição e posse dos dirigentes em uma única reunião:</text:p>
      <text:p text:style-name="Standard"/>
      <text:p text:style-name="Standard">---</text:p>
      <text:p text:style-name="Standard"/>
      <text:p text:style-name="Standard">**ATA DA REUNIÃO DE FUNDAÇÃO, APROVAÇÃO DO ESTATUTO E ELEIÇÃO E POSSE DOS DIRIGENTES DA ASSOCIAÇÃO [NOME DA ASSOCIAÇÃO]**</text:p>
      <text:p text:style-name="Standard"/>
      <text:p text:style-name="Standard">**Data:** [Data da Reunião] <text:s/></text:p>
      <text:p text:style-name="Standard">**Hora:** [Hora de Início] <text:s/></text:p>
      <text:p text:style-name="Standard">**Local:** [Endereço da Reunião]</text:p>
      <text:p text:style-name="Standard"/>
      <text:p text:style-name="Standard">**Presentes:** <text:s/></text:p>
      <text:p text:style-name="Standard">[Listar os nomes e qualificações dos presentes, como profissão e endereço.]</text:p>
      <text:p text:style-name="Standard"/>
      <text:p text:style-name="Standard">---</text:p>
      <text:p text:style-name="Standard"/>
      <text:p text:style-name="Standard"><text:soft-page-break/>**I. ABERTURA DA REUNIÃO:** <text:s/></text:p>
      <text:p text:style-name="Standard">A reunião foi aberta pelo(a) Sr(a). [Nome do(a) Presidente da Sessão], que explicou o objetivo da reunião: fundar a Associação [Nome da Associação], aprovar o seu estatuto e eleger e empossar os seus primeiros dirigentes.</text:p>
      <text:p text:style-name="Standard"/>
      <text:p text:style-name="Standard">---</text:p>
      <text:p text:style-name="Standard"/>
      <text:p text:style-name="Standard">**II. FUNDAÇÃO DA ASSOCIAÇÃO:** <text:s/></text:p>
      <text:p text:style-name="Standard">Foi proposta a fundação da Associação [Nome da Associação], com o objetivo de [descrever os objetivos da associação]. Todos os presentes concordaram com a fundação da associação e manifestaram seu apoio.</text:p>
      <text:p text:style-name="Standard"/>
      <text:p text:style-name="Standard">---</text:p>
      <text:p text:style-name="Standard"/>
      <text:p text:style-name="Standard">**III. APROVAÇÃO DO ESTATUTO:** <text:s/></text:p>
      <text:p text:style-name="Standard">O estatuto proposto para a Associação [Nome da Associação] foi apresentado e discutido. Após a discussão, procedeu-se à votação, e o estatuto foi aprovado por unanimidade. </text:p>
      <text:p text:style-name="Standard"/>
      <text:p text:style-name="Standard">---</text:p>
      <text:p text:style-name="Standard"/>
      <text:p text:style-name="Standard">**IV. ELEIÇÃO E POSSE DOS DIRIGENTES:** <text:s/></text:p>
      <text:p text:style-name="Standard">Segue a lista dos cargos e os respectivos eleitos:</text:p>
      <text:p text:style-name="Standard">- Presidente: [Nome do Presidente eleito]</text:p>
      <text:p text:style-name="Standard">- Secretário(a): [Nome do Secretário(a) eleito(a)]</text:p>
      <text:p text:style-name="Standard">- Tesoureiro(a): [Nome do Tesoureiro(a) eleito(a)]</text:p>
      <text:p text:style-name="Standard"/>
      <text:p text:style-name="Standard">Os eleitos foram empossados em seus cargos após a eleição.</text:p>
      <text:p text:style-name="Standard"/>
      <text:p text:style-name="Standard">---</text:p>
      <text:p text:style-name="Standard"/>
      <text:p text:style-name="Standard">**V. ENCERRAMENTO DA REUNIÃO:** <text:s/></text:p>
      <text:p text:style-name="Standard">Não havendo mais assuntos a tratar, a reunião foi encerrada pelo(a) Sr(a). [Nome do(a) Presidente da Sessão]. A ata foi lida e aprovada por todos os presentes, que a seguir assinam.</text:p>
      <text:p text:style-name="Standard"/>
      <text:p text:style-name="Standard">[Assinaturas dos presentes]</text:p>
      <text:p text:style-name="Standard"/>
      <text:p text:style-name="Standard">---</text:p>
      <text:p text:style-name="Standard"/>
      <text:p text:style-name="Standard">**Rubricas:** <text:s/></text:p>
      <text:p text:style-name="Standard">[O presidente da sessão deve rubricar todas as páginas da ata]</text:p>
      <text:p text:style-name="Standard"/>
      <text:p text:style-name="Standard">---</text:p>
      <text:p text:style-name="Standard"/>
      <text:p text:style-name="Standard">Este é um exemplo simplificado e pode necessitar de adaptações conforme as necessidades e particularidades da sua associação. É importante garantir que todas as informações necessárias estejam incluídas e que a ata seja assinada por todos os presentes, além de ser rubricada pelo presidente da sessão em todas as págin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3:18.067831368</meta:creation-date>
    <dc:date>2023-11-28T20:35:02.503438057</dc:date>
    <meta:editing-duration>PT1M44S</meta:editing-duration>
    <meta:editing-cycles>1</meta:editing-cycles>
    <meta:document-statistic meta:table-count="0" meta:image-count="0" meta:object-count="0" meta:page-count="2" meta:paragraph-count="52" meta:word-count="562" meta:character-count="3560" meta:non-whitespace-character-count="2995"/>
    <meta:generator>LibreOffice/7.3.7.2$Linux_X86_64 LibreOffice_project/30$Build-2</meta:generator>
  </office:meta>
</office:document-meta>
</file>